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44C2B68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5"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6" style:family="paragraph" style:parent-style-name="Standard">
      <style:text-properties fo:color="#2b2b2b" style:font-name="Lucida Grande" fo:font-size="12pt" fo:font-weight="normal" style:font-name-asian="Monaco1" style:font-size-asian="12pt" style:font-weight-asian="normal" style:font-name-complex="Monaco1" style:font-size-complex="12pt" style:font-weight-complex="normal"/>
    </style:style>
    <style:style style:name="P7" style:family="paragraph" style:parent-style-name="Standard">
      <style:paragraph-properties style:line-height-at-least="0.25in" fo:text-align="start" style:justify-single-word="false" style:text-autospace="none"/>
      <style:text-properties fo:color="#2b2b2b" style:font-name="Arial Black1" fo:font-size="12pt" fo:font-weight="bold" style:font-name-asian="LucidaGrande" style:font-size-asian="12pt" style:font-weight-asian="bold" style:font-name-complex="LucidaGrande" style:font-size-complex="12pt" style:font-weight-complex="bold"/>
    </style:style>
    <style:style style:name="P8" style:family="paragraph" style:parent-style-name="Standard">
      <style:paragraph-properties style:line-height-at-least="0.25in" fo:text-align="start" style:justify-single-word="false" style:text-autospace="none"/>
      <style:text-properties fo:color="#2b2b2b" style:font-name="Arial Black" fo:font-size="12pt" fo:font-weight="bold" style:font-name-asian="LucidaGrande" style:font-size-asian="12pt" style:font-weight-asian="bold" style:font-name-complex="LucidaGrande" style:font-size-complex="12pt" style:font-weight-complex="bold"/>
    </style:style>
    <style:style style:name="P9" style:family="paragraph" style:parent-style-name="Standard">
      <style:paragraph-properties style:line-height-at-least="0.25in" fo:text-align="start" style:justify-single-word="false" style:text-autospace="none"/>
    </style:style>
    <style:style style:name="P10" style:family="paragraph" style:parent-style-name="Standard">
      <style:text-properties style:font-name="Monaco1"/>
    </style:style>
    <style:style style:name="P11" style:family="paragraph" style:parent-style-name="Standard">
      <style:text-properties style:font-name="LucidaGrande"/>
    </style:style>
    <style:style style:name="P12" style:family="paragraph" style:parent-style-name="Standard">
      <style:paragraph-properties fo:text-align="center" style:justify-single-word="false"/>
      <style:text-properties style:font-name="LucidaGrande"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5"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6" style:family="paragraph" style:parent-style-name="Standard">
      <style:paragraph-properties fo:margin-top="0in" fo:margin-bottom="0.1665in" style:line-height-at-least="0.25in" fo:text-align="start" style:justify-single-word="false" style:text-autospace="none"/>
    </style:style>
    <style:style style:name="P17"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8"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9"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20"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1"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2"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3" style:family="paragraph" style:parent-style-name="Standard">
      <style:paragraph-properties fo:margin-top="0in" fo:margin-bottom="0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4" style:family="paragraph" style:parent-style-name="Contents_20_1">
      <style:paragraph-properties fo:line-height="190%">
        <style:tab-stops>
          <style:tab-stop style:position="6.6925in" style:type="right" style:leader-style="dotted" style:leader-text="."/>
        </style:tab-stops>
      </style:paragraph-properties>
    </style:style>
    <style:style style:name="P25" style:family="paragraph" style:parent-style-name="Contents_20_1">
      <style:paragraph-properties fo:margin-top="0.15in" fo:margin-bottom="0in" fo:line-height="190%">
        <style:tab-stops>
          <style:tab-stop style:position="6.6925in" style:type="right" style:leader-style="dotted" style:leader-text="."/>
        </style:tab-stops>
      </style:paragraph-properties>
    </style:style>
    <style:style style:name="P26" style:family="paragraph" style:parent-style-name="Contents_20_2">
      <style:paragraph-properties fo:line-height="190%">
        <style:tab-stops>
          <style:tab-stop style:position="6.4957in" style:type="right" style:leader-style="dotted" style:leader-text="."/>
        </style:tab-stops>
      </style:paragraph-properties>
    </style:style>
    <style:style style:name="P27"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8" style:family="paragraph" style:parent-style-name="Heading_20_1">
      <style:text-properties fo:font-weight="normal" style:font-weight-asian="normal" style:font-weight-complex="normal"/>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font-weight="normal" style:font-weight-asian="normal" style:font-weight-complex="normal"/>
    </style:style>
    <style:style style:name="P31" style:family="paragraph" style:parent-style-name="Heading_20_2">
      <style:text-properties style:font-name="Monaco1" fo:font-size="16pt" style:font-size-asian="16pt" style:font-size-complex="16pt"/>
    </style:style>
    <style:style style:name="P32"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33" style:family="paragraph" style:parent-style-name="Heading_20_2">
      <style:text-properties fo:font-size="16pt" fo:font-style="normal" style:font-size-asian="16pt" style:font-style-asian="normal" style:font-size-complex="16pt" style:font-style-complex="normal"/>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Monaco1" fo:font-size="12pt" style:font-name-asian="Monaco1" style:font-size-asian="12pt" style:font-name-complex="Monaco1" style:font-size-complex="12pt"/>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8"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9"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0" style:family="text">
      <style:text-properties style:font-name="Monaco1"/>
    </style:style>
    <style:style style:name="T11" style:family="text">
      <style:text-properties style:font-name="Monaco1" fo:font-size="16pt" style:font-size-asian="16pt" style:font-size-complex="16pt"/>
    </style:style>
    <style:style style:name="T12"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3" style:family="text">
      <style:text-properties fo:font-size="18pt" style:font-size-asian="18pt" style:font-size-complex="18pt"/>
    </style:style>
    <style:style style:name="T14" style:family="text">
      <style:text-properties style:font-name="ArialMT" fo:font-size="15pt" fo:font-weight="bold" style:font-name-asian="ArialMT" style:font-size-asian="15pt" style:font-weight-asian="bold" style:font-name-complex="ArialMT" style:font-size-complex="15pt" style:font-weight-complex="bold"/>
    </style:style>
    <style:style style:name="T15" style:family="text">
      <style:text-properties style:font-name="Arial Black1"/>
    </style:style>
    <style:style style:name="T16" style:family="text">
      <style:text-properties style:font-name="Arial Black1" fo:font-weight="bold" style:font-weight-asian="bold" style:font-weight-complex="bold"/>
    </style:style>
    <style:style style:name="T17" style:family="text">
      <style:text-properties style:font-name="Arial Black1" fo:font-size="12pt" style:font-name-asian="LucidaGrande" style:font-size-asian="12pt" style:font-name-complex="LucidaGrande" style:font-size-complex="12pt"/>
    </style:style>
    <style:style style:name="T18" style:family="text">
      <style:text-properties style:font-name="Arial Black"/>
    </style:style>
    <style:style style:name="T19" style:family="text">
      <style:text-properties style:font-name="Ari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44C2B687.png" xlink:type="simple" xlink:show="embed" xlink:actuate="onLoad"/></draw:frame></draw:a></text:p>
      <text:p text:style-name="Standard"/>
      <text:p text:style-name="Standard"/>
      <text:p text:style-name="P12">Version 2.7.3</text:p>
      <text:p text:style-name="Standard"/>
      <text:p text:style-name="P11">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a xlink:type="simple" xlink:href="#2.DOMAssistant Core Module|outline" text:style-name="Internet_20_link" text:visited-style-name="Internet_20_link"><text:span text:style-name="Internet_20_link"><text:span text:style-name="T19"/></text:span></text:a></text:p>
          <text:p text:style-name="P24"><text:a xlink:type="simple" xlink:href="#2.DOMAssistant Core Module|outline" text:style-name="Internet_20_link" text:visited-style-name="Internet_20_link"><text:span text:style-name="T19">DOMAssistant Core Module</text:span></text:a><text:span text:style-name="T19"><text:tab/>3</text:span></text:p>
          <text:p text:style-name="P26"><text:a xlink:type="simple" xlink:href="#2.1.&#10;$(cssSelector/elementReference)|outline" text:style-name="Internet_20_link" text:visited-style-name="Internet_20_link"><text:span text:style-name="T19">$(cssSelector/elementReference)</text:span></text:a><text:span text:style-name="T19"><text:tab/>3</text:span></text:p>
          <text:p text:style-name="P26"><text:a xlink:type="simple" xlink:href="#2.2.&#10;$$(elementId)|outline" text:style-name="Internet_20_link" text:visited-style-name="Internet_20_link"><text:span text:style-name="T19">$$(elementId)</text:span></text:a><text:span text:style-name="T19"><text:tab/>3</text:span></text:p>
          <text:p text:style-name="P26"><text:a xlink:type="simple" xlink:href="#2.3.&#10;cssSelect(cssSelector)&#10;|outline" text:style-name="Internet_20_link" text:visited-style-name="Internet_20_link"><text:span text:style-name="T19">cssSelect(cssSelector)</text:span></text:a><text:span text:style-name="T19"><text:tab/>4</text:span></text:p>
          <text:p text:style-name="P26"><text:a xlink:type="simple" xlink:href="#2.4.&#10;elmsByAttribute(attr, attrVal, tag)|outline" text:style-name="Internet_20_link" text:visited-style-name="Internet_20_link"><text:span text:style-name="T19">elmsByAttribute(attr, attrVal, tag)</text:span></text:a><text:span text:style-name="T19"><text:tab/>5</text:span></text:p>
          <text:p text:style-name="P26"><text:a xlink:type="simple" xlink:href="#2.5.elmsByTag(tag)|outline" text:style-name="Internet_20_link" text:visited-style-name="Internet_20_link"><text:span text:style-name="T19">elmsByTag(tag)</text:span></text:a><text:span text:style-name="T19"><text:tab/>6</text:span></text:p>
          <text:p text:style-name="P26"><text:a xlink:type="simple" xlink:href="#2.6.&#10;each(functionRef)|outline" text:style-name="Internet_20_link" text:visited-style-name="Internet_20_link"><text:span text:style-name="T19">each(functionRef)</text:span></text:a><text:span text:style-name="T19"><text:tab/>6</text:span></text:p>
          <text:p text:style-name="P26"><text:a xlink:type="simple" xlink:href="#2.7.first()|outline" text:style-name="Internet_20_link" text:visited-style-name="Internet_20_link"><text:span text:style-name="T19">first()</text:span></text:a><text:span text:style-name="T19"><text:tab/>7</text:span></text:p>
          <text:p text:style-name="P26"><text:a xlink:type="simple" xlink:href="#2.8.&#10;end()|outline" text:style-name="Internet_20_link" text:visited-style-name="Internet_20_link"><text:span text:style-name="T19">end()</text:span></text:a><text:span text:style-name="T19"><text:tab/>7</text:span></text:p>
          <text:p text:style-name="P25"><text:a xlink:type="simple" xlink:href="#3.DOMAssistantAJAX Module|outline" text:style-name="Internet_20_link" text:visited-style-name="Internet_20_link"><text:span text:style-name="T19">DOMAssistantAJAX Module</text:span></text:a><text:span text:style-name="T19"><text:tab/>8</text:span></text:p>
          <text:p text:style-name="P26"><text:a xlink:type="simple" xlink:href="#3.1.get(url, callBack)|outline" text:style-name="Internet_20_link" text:visited-style-name="Internet_20_link"><text:span text:style-name="T19">get(url, callBack)</text:span></text:a><text:span text:style-name="T19"><text:tab/>8</text:span></text:p>
          <text:p text:style-name="P26"><text:a xlink:type="simple" xlink:href="#3.2.&#10;post(url, callBack)|outline" text:style-name="Internet_20_link" text:visited-style-name="Internet_20_link"><text:span text:style-name="T19">post(url, callBack)</text:span></text:a><text:span text:style-name="T19"><text:tab/>9</text:span></text:p>
          <text:p text:style-name="P26"><text:a xlink:type="simple" xlink:href="#3.3.&#10;load(url, add)|outline" text:style-name="Internet_20_link" text:visited-style-name="Internet_20_link"><text:span text:style-name="T19">load(url, add)</text:span></text:a><text:span text:style-name="T19"><text:tab/>9</text:span></text:p>
          <text:p text:style-name="P26"><text:a xlink:type="simple" xlink:href="#3.4.ajax(option)|outline" text:style-name="Internet_20_link" text:visited-style-name="Internet_20_link"><text:span text:style-name="T19">ajax(option)</text:span></text:a><text:span text:style-name="T19"><text:tab/>10</text:span></text:p>
          <text:p text:style-name="P26"><text:a xlink:type="simple" xlink:href="#3.5.getReadyState()|outline" text:style-name="Internet_20_link" text:visited-style-name="Internet_20_link"><text:span text:style-name="T19">getReadyState()</text:span></text:a><text:span text:style-name="T19"><text:tab/>11</text:span></text:p>
          <text:p text:style-name="P26"><text:a xlink:type="simple" xlink:href="#3.6.&#10;getStatus()|outline" text:style-name="Internet_20_link" text:visited-style-name="Internet_20_link"><text:span text:style-name="T19">getStatus()</text:span></text:a><text:span text:style-name="T19"><text:tab/>12</text:span></text:p>
          <text:p text:style-name="P26"><text:a xlink:type="simple" xlink:href="#3.7.&#10;getStatusText()|outline" text:style-name="Internet_20_link" text:visited-style-name="Internet_20_link"><text:span text:style-name="T19">getStatusText()</text:span></text:a><text:span text:style-name="T19"><text:tab/>12</text:span></text:p>
          <text:p text:style-name="P25"><text:soft-page-break/><text:a xlink:type="simple" xlink:href="#4.DOMAssistantContent Module|outline" text:style-name="Internet_20_link" text:visited-style-name="Internet_20_link"><text:span text:style-name="T19">DOMAssistantContent Module</text:span></text:a><text:span text:style-name="T19"><text:tab/>13</text:span></text:p>
          <text:p text:style-name="P26"><text:a xlink:type="simple" xlink:href="#4.1.prev()|outline" text:style-name="Internet_20_link" text:visited-style-name="Internet_20_link"><text:span text:style-name="T19">prev()</text:span></text:a><text:span text:style-name="T19"><text:tab/>13</text:span></text:p>
          <text:p text:style-name="P26"><text:a xlink:type="simple" xlink:href="#4.2.&#10;next()|outline" text:style-name="Internet_20_link" text:visited-style-name="Internet_20_link"><text:span text:style-name="T19">next()</text:span></text:a><text:span text:style-name="T19"><text:tab/>13</text:span></text:p>
          <text:p text:style-name="P26"><text:a xlink:type="simple" xlink:href="#4.3.&#10;create(name, attr, append, content)|outline" text:style-name="Internet_20_link" text:visited-style-name="Internet_20_link"><text:span text:style-name="T19">create(name, attr, append, content)</text:span></text:a><text:span text:style-name="T19"><text:tab/>14</text:span></text:p>
          <text:p text:style-name="P26"><text:a xlink:type="simple" xlink:href="#4.4.&#10;setAttributes(attr)|outline" text:style-name="Internet_20_link" text:visited-style-name="Internet_20_link"><text:span text:style-name="T19">setAttributes(attr)</text:span></text:a><text:span text:style-name="T19"><text:tab/>15</text:span></text:p>
          <text:p text:style-name="P26"><text:a xlink:type="simple" xlink:href="#4.5.&#10;addContent(content)|outline" text:style-name="Internet_20_link" text:visited-style-name="Internet_20_link"><text:span text:style-name="T19">addContent(content)</text:span></text:a><text:span text:style-name="T19"><text:tab/>15</text:span></text:p>
          <text:p text:style-name="P26"><text:a xlink:type="simple" xlink:href="#4.6.&#10;replaceContent(newContent)|outline" text:style-name="Internet_20_link" text:visited-style-name="Internet_20_link"><text:span text:style-name="T19">replaceContent(newContent)</text:span></text:a><text:span text:style-name="T19"><text:tab/>16</text:span></text:p>
          <text:p text:style-name="P26"><text:a xlink:type="simple" xlink:href="#4.7.&#10;replace(content, returnNew)|outline" text:style-name="Internet_20_link" text:visited-style-name="Internet_20_link"><text:span text:style-name="T19">replace(content, returnNew)</text:span></text:a><text:span text:style-name="T19"><text:tab/>16</text:span></text:p>
          <text:p text:style-name="P26"><text:a xlink:type="simple" xlink:href="#4.8.&#10;remove()|outline" text:style-name="Internet_20_link" text:visited-style-name="Internet_20_link"><text:span text:style-name="T19">remove()</text:span></text:a><text:span text:style-name="T19"><text:tab/>17</text:span></text:p>
          <text:p text:style-name="P25"><text:a xlink:type="simple" xlink:href="#5.DOMAssistantCSS Module|outline" text:style-name="Internet_20_link" text:visited-style-name="Internet_20_link"><text:span text:style-name="T19">DOMAssistantCSS Module</text:span></text:a><text:span text:style-name="T19"><text:tab/>17</text:span></text:p>
          <text:p text:style-name="P26"><text:a xlink:type="simple" xlink:href="#5.1.&#10;addClass(className)|outline" text:style-name="Internet_20_link" text:visited-style-name="Internet_20_link"><text:span text:style-name="T19">addClass(className)</text:span></text:a><text:span text:style-name="T19"><text:tab/>17</text:span></text:p>
          <text:p text:style-name="P26"><text:a xlink:type="simple" xlink:href="#5.2.&#10;removeClass(className)|outline" text:style-name="Internet_20_link" text:visited-style-name="Internet_20_link"><text:span text:style-name="T19">removeClass(className)</text:span></text:a><text:span text:style-name="T19"><text:tab/>18</text:span></text:p>
          <text:p text:style-name="P26"><text:a xlink:type="simple" xlink:href="#5.3.hasClass(className)|outline" text:style-name="Internet_20_link" text:visited-style-name="Internet_20_link"><text:span text:style-name="T19">hasClass(className)</text:span></text:a><text:span text:style-name="T19"><text:tab/>18</text:span></text:p>
          <text:p text:style-name="P26"><text:a xlink:type="simple" xlink:href="#5.4.&#10;setStyle(style, value)|outline" text:style-name="Internet_20_link" text:visited-style-name="Internet_20_link"><text:span text:style-name="T19">setStyle(style, value)</text:span></text:a><text:span text:style-name="T19"><text:tab/>19</text:span></text:p>
          <text:p text:style-name="P26"><text:a xlink:type="simple" xlink:href="#5.5.getStyle(cssRule)|outline" text:style-name="Internet_20_link" text:visited-style-name="Internet_20_link"><text:span text:style-name="T19">getStyle(cssRule)</text:span></text:a><text:span text:style-name="T19"><text:tab/>19</text:span></text:p>
          <text:p text:style-name="P25"><text:a xlink:type="simple" xlink:href="#6.DOMAssistantEvents Module|outline" text:style-name="Internet_20_link" text:visited-style-name="Internet_20_link"><text:span text:style-name="T19">DOMAssistantEvents Module</text:span></text:a><text:span text:style-name="T19"><text:tab/>20</text:span></text:p>
          <text:p text:style-name="P26"><text:a xlink:type="simple" xlink:href="#6.1.&#10;addEvent(evt, func)|outline" text:style-name="Internet_20_link" text:visited-style-name="Internet_20_link"><text:span text:style-name="T19">addEvent(evt, func)</text:span></text:a><text:span text:style-name="T19"><text:tab/>20</text:span></text:p>
          <text:p text:style-name="P26"><text:a xlink:type="simple" xlink:href="#6.2.&#10;removeEvent(evt, func)|outline" text:style-name="Internet_20_link" text:visited-style-name="Internet_20_link"><text:span text:style-name="T19">removeEvent(evt, func)</text:span></text:a><text:span text:style-name="T19"><text:tab/>21</text:span></text:p>
          <text:p text:style-name="P26"><text:a xlink:type="simple" xlink:href="#6.3.&#10;triggerEvent(evt, target)|outline" text:style-name="Internet_20_link" text:visited-style-name="Internet_20_link"><text:span text:style-name="T19">triggerEvent(evt, target)</text:span></text:a><text:span text:style-name="T19"><text:tab/>21</text:span></text:p>
          <text:p text:style-name="P26"><text:a xlink:type="simple" xlink:href="#6.4.&#10;preventDefault(evt)|outline" text:style-name="Internet_20_link" text:visited-style-name="Internet_20_link"><text:span text:style-name="T19">preventDefault(evt)</text:span></text:a><text:span text:style-name="T19"><text:tab/>22</text:span></text:p>
          <text:p text:style-name="P26"><text:a xlink:type="simple" xlink:href="#6.5.&#10;cancelBubble(evt)|outline" text:style-name="Internet_20_link" text:visited-style-name="Internet_20_link"><text:span text:style-name="T19">cancelBubble(evt)</text:span></text:a><text:span text:style-name="T19"><text:tab/>23</text:span></text:p>
          <text:p text:style-name="P25"><text:a xlink:type="simple" xlink:href="#7.DOMAssistantLoad Module|outline" text:style-name="Internet_20_link" text:visited-style-name="Internet_20_link"><text:span text:style-name="T19">DOMAssistantLoad Module</text:span></text:a><text:span text:style-name="T19"><text:tab/>23</text:span></text:p>
          <text:p text:style-name="P26"><text:a xlink:type="simple" xlink:href="#7.1.&#10;DOMReady()|outline" text:style-name="Internet_20_link" text:visited-style-name="Internet_20_link"><text:span text:style-name="T19">DOMReady()</text:span></text:a><text:span text:style-name="T19"><text:tab/>23</text:span></text:p>
          <text:p text:style-name="P26"><text:a xlink:type="simple" xlink:href="#7.2.setErrorHandling()|outline" text:style-name="Internet_20_link" text:visited-style-name="Internet_20_link"><text:span text:style-name="T19">setErrorHandling()</text:span></text:a><text:span text:style-name="T19"><text:tab/>24</text:span></text:p>
          <text:p text:style-name="P25"><text:a xlink:type="simple" xlink:href="#9.Supported CSS Selectors (CSS 1, CSS 2, CSS 3)|outline" text:style-name="Internet_20_link" text:visited-style-name="Internet_20_link"><text:span text:style-name="T19">Supported CSS Selectors (CSS 1, CSS 2, CSS 3)</text:span></text:a><text:span text:style-name="T19"><text:tab/>25</text:span></text:p>
        </text:index-body>
      </text:table-of-content>
      <text:h text:style-name="P29" text:outline-level="1">DOMAssistant Core Module</text:h>
      <text:p text:style-name="Standard"><text:span text:style-name="T1"><text:line-break/></text:span><text:span text:style-name="T3">The DOMAssistant Core module is required and it lays the groundwork for all </text:span><text:span text:style-name="T3">DOMAssistant functionality. It consists of core functionality and a few important methods to work with.</text:span></text:p>
      <text:h text:style-name="Heading_20_2" text:outline-level="2"><text:line-break/><text:span text:style-name="T11">$(cssSelector/elementReference)</text:span></text:h>
      <text:p text:style-name="P16"><text:span text:style-name="T3">The $ method is used to get a reference to one or several elements. It supports a </text:span><text:a xlink:type="simple" xlink:href="http://www.domassistant.com/documentation/css-selectors.php"><text:span text:style-name="T9">CSS selector</text:span></text:a><text:span text:style-name="T3"> as a string, an already established element reference. It will return the matching element(s) with all the extra DOMAssistant methods applied. A call of any of those methods will fail silently, if the </text:span><text:span text:style-name="T5">$</text:span><text:span text:style-name="T3"> method returned an empty array.</text:span></text:p>
      <text:p text:style-name="P21">Parameters<text:line-break/><text:span text:style-name="T4">Send in a CSS selector or an object reference.</text:span></text:p>
      <text:p text:style-name="P14"><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21">Example calls</text:p>
      <text:p text:style-name="P18">$("#container input[type=text]");</text:p>
      <text:p text:style-name="P18">$("#navigation a");</text:p>
      <text:p text:style-name="P18">$("#news-list");</text:p>
      <text:p text:style-name="P18">$("#container", "#navigation .important-item", "#content");</text:p>
      <text:p text:style-name="P18">$(document.body);</text:p>
      <text:h text:style-name="P31" text:outline-level="2"><text:line-break/>$$(elementId)</text:h>
      <text:p text:style-name="P13">The $$ method is used to get a quick reference to one element, just like <text:soft-page-break/>document.getElementById. It will return a direct reference to the found DOM element, with all the DOMAssistant methods applied to it.</text:p>
      <text:p text:style-name="P13">Contrary to the &lt;code&gt;$&lt;/code&gt; method, if the &lt;code&gt;$$&lt;/code&gt; method didn't return any match, it will throw an error if you try to call any method on it.</text:p>
      <text:p text:style-name="P21">Parameters<text:line-break/><text:span text:style-name="T4">Send in the id of the element you're looking for.</text:span></text:p>
      <text:p text:style-name="P14"><text:span text:style-name="T2">Return value<text:line-break/></text:span>Returns a DOM reference.</text:p>
      <text:p text:style-name="P21">Example calls</text:p>
      <text:p text:style-name="P19">$$("container");</text:p>
      <text:p text:style-name="P10">$$("navigation");</text:p>
      <text:h text:style-name="P32" text:outline-level="2"><text:line-break/>cssSelect(cssSelector)<text:line-break/></text:h>
      <text:p text:style-name="P14">Intended to be used on existing object references, to use a CSS selector to find children element(s) of the current object.</text:p>
      <text:p text:style-name="P21">Parameters</text:p>
      <text:p text:style-name="P7">cssSelector</text:p>
      <text:p text:style-name="P2">Used to select elements. Required.<text:span text:style-name="T14"><text:line-break/></text:span></text:p>
      <text:p text:style-name="P14"><text:span text:style-name="T2">Return value<text:line-break/><text:line-break/></text:span>All calls return an array of element references.</text:p>
      <text:p text:style-name="P21">Example calls</text:p>
      <text:p text:style-name="P15">$(document).cssSelect(".mandatory");</text:p>
      <text:p text:style-name="P15">$$(DOMElementReference).cssSelect(".important[type=test]");</text:p>
      <text:p text:style-name="P17"><text:line-break/><text:soft-page-break/>elmsByClass(className, tag)</text:p>
      <text:p text:style-name="P16"><text:span text:style-name="T4">For getting elements based on their </text:span><text:span text:style-name="T6">className</text:span><text:span text:style-name="T4">. The method has a required parameter which is the desired </text:span><text:span text:style-name="T6">className</text:span><text:span text:style-name="T4">, and one optional if you want to limit the search to a certain tag.</text:span></text:p>
      <text:p text:style-name="P21">Parameters</text:p>
      <text:p text:style-name="P7">className</text:p>
      <text:p text:style-name="P2">Class name to search for. Required.</text:p>
      <text:p text:style-name="P3"><text:line-break/><text:span text:style-name="T15">tag</text:span></text:p>
      <text:p text:style-name="P2">Only search elements that have this tag name. Optional.</text:p>
      <text:p text:style-name="P21"><text:line-break/>Return value</text:p>
      <text:p text:style-name="P14">All calls return an array of element references.</text:p>
      <text:p text:style-name="P21">Example calls</text:p>
      <text:p text:style-name="P15">$("#container").elmsByClass("mandatory");</text:p>
      <text:p text:style-name="P15">$$("container").elmsByClass("external-link", "a");</text:p>
      <text:h text:style-name="Heading_20_2" text:outline-level="2"><text:line-break/><text:span text:style-name="T12">elmsByAttribute(attr, attrVal, tag)</text:span></text:h>
      <text:p text:style-name="P14">For getting elements based on if they have a certain attribute. You can also specify if that attribute should have a speific value and if you want to limit the search to a certain tag. Only the first parameter specifying the attribute is required.</text:p>
      <text:p text:style-name="P21">Parameters</text:p>
      <text:p text:style-name="P7">attr</text:p>
      <text:p text:style-name="P2">Attribute name to look for. Required.</text:p>
      <text:p text:style-name="P3"><text:line-break/><text:span text:style-name="T15">attrVal</text:span></text:p>
      <text:p text:style-name="P9"><text:span text:style-name="T4">Value that the desired attribute has to have. Optional. Use wildcard character ("*") if you want any attribute value but still want to specify </text:span><text:span text:style-name="T6">tag</text:span><text:span text:style-name="T4">.</text:span></text:p>
      <text:p text:style-name="P3"><text:soft-page-break/><text:line-break/><text:span text:style-name="T15">tag</text:span></text:p>
      <text:p text:style-name="P2">Only search elements that have this tag name. Optional.</text:p>
      <text:p text:style-name="P21"/>
      <text:p text:style-name="P14"><text:span text:style-name="T2">Return value<text:line-break/><text:line-break/></text:span>All calls return an array of element references.</text:p>
      <text:p text:style-name="P21">Example calls</text:p>
      <text:p text:style-name="P15">$("#container").elmsByAttribute("href");</text:p>
      <text:p text:style-name="P15">$$("container").elmsByAttribute("name", "subscription");</text:p>
      <text:p text:style-name="P4">$$("container").elmsByAttribute("type", "text", "input");<text:line-break/></text:p>
      <text:h text:style-name="P32" text:outline-level="2">elmsByTag(tag)</text:h>
      <text:p text:style-name="P16"><text:span text:style-name="T4">For getting elements based on their </text:span><text:span text:style-name="T6">tag</text:span><text:span text:style-name="T4">, i.e. what element it is. The method has one required parameter which is the name of the desired </text:span><text:span text:style-name="T6">tag</text:span><text:span text:style-name="T4">.</text:span></text:p>
      <text:p text:style-name="P21">Return value</text:p>
      <text:p text:style-name="P14">All calls return an array of element references.</text:p>
      <text:p text:style-name="P21">Parameters</text:p>
      <text:p text:style-name="P7">tag</text:p>
      <text:p text:style-name="P2">Tag name to search for. Required.</text:p>
      <text:p text:style-name="P21"><text:line-break/>Example calls</text:p>
      <text:p text:style-name="P15">$$("container").elmsByTag("input");</text:p>
      <text:h text:style-name="Heading_20_2" text:outline-level="2"><text:line-break/><text:span text:style-name="T12">each(functionRef)</text:span></text:h>
      <text:p text:style-name="P14">For running a function on each of the items in a returned array element reference collection.</text:p>
      <text:p text:style-name="P21"><text:soft-page-break/>Return value</text:p>
      <text:p text:style-name="P14">All calls return either a single element reference or an array of element references.</text:p>
      <text:p text:style-name="P21">Parameters</text:p>
      <text:p text:style-name="P7">functionRef</text:p>
      <text:p text:style-name="P2">Function which will be called for each item in the array of elements it's called on. Can be an anonymous function or a function reference.</text:p>
      <text:p text:style-name="P21"><text:line-break/>Example calls</text:p>
      <text:p text:style-name="P15">$("#navigation a").each(function () {<text:line-break/><text:tab/> // Do some JavaScript magic }<text:line-break/>);</text:p>
      <text:h text:style-name="P32" text:outline-level="2">first()</text:h>
      <text:p text:style-name="P14">To get a reference to the first match in a collection<text:span text:style-name="T3">.</text:span></text:p>
      <text:p text:style-name="P21">Return value</text:p>
      <text:p text:style-name="P14">Returns a reference to the first element match in a collection, with the <text:span text:style-name="T3">DOMAssistant methods applied.</text:span></text:p>
      <text:p text:style-name="P21">Parameters</text:p>
      <text:p text:style-name="P14">None</text:p>
      <text:p text:style-name="P21"><text:line-break/>Example calls</text:p>
      <text:p text:style-name="P15">$("#navigation a").first();</text:p>
      <text:h text:style-name="P32" text:outline-level="2"><text:line-break/>end()</text:h>
      <text:p text:style-name="P14">To step one step up in the currect chaining context.</text:p>
      <text:p text:style-name="P21">Return value</text:p>
      <text:p text:style-name="P14"><text:soft-page-break/>Returns a value to the previous element set in the chain.</text:p>
      <text:p text:style-name="P21">Parameters</text:p>
      <text:p text:style-name="P2">None</text:p>
      <text:p text:style-name="P21"><text:line-break/>Example calls</text:p>
      <text:p text:style-name="P15">// Returns a reference to the anchor elements<text:line-break/>$("#navigation a").create(<text:span text:style-name="T6">"span", null, true</text:span>).end();</text:p>
      <text:h text:style-name="P28" text:outline-level="1">DOMAssistantAJAX Module</text:h>
      <text:p text:style-name="P13">The DOMAssistantAJAX module offers basic AJAX interaction for retrieving data from a URL and then passing on the returned content to any function, or load the content into an element.</text:p>
      <text:h text:style-name="P33" text:outline-level="2">get(url, callBack)</text:h>
      <text:p text:style-name="P16"><text:span text:style-name="T3">Makes a GET request to the specified URL and calls the set callBack function. The first parameter of the then called callBack function will be the </text:span><text:span text:style-name="T5">responseText</text:span><text:span text:style-name="T3"> of the AJAX call. If this method is called on an element, the callBack function context will be the element, i.e. the keyword </text:span><text:span text:style-name="T5">this</text:span><text:span text:style-name="T3"> will refer to the element which called the </text:span><text:span text:style-name="T5">get</text:span><text:span text:style-name="T3"> method in the first place.</text:span></text:p>
      <text:p text:style-name="P21">Parameters</text:p>
      <text:p text:style-name="P7">url</text:p>
      <text:p text:style-name="P2">URL to make an AJAX call to. Required.</text:p>
      <text:p text:style-name="P3"><text:line-break/><text:span text:style-name="T15">callBack</text:span></text:p>
      <text:p text:style-name="P2">Function name or anonymous function to call when the AJAX request is complete. Optional.</text:p>
      <text:p text:style-name="P21"><text:line-break/>Return value</text:p>
      <text:p text:style-name="P14"><text:span text:style-name="T4">Element which called the method</text:span>.</text:p>
      <text:p text:style-name="P21"><text:soft-page-break/>Example calls</text:p>
      <text:p text:style-name="P15">$("news").get("news.php", insertNews);</text:p>
      <text:p text:style-name="P15">DOMAssistant.AJAX.get("my-url.aspx", callbackFunctionName);</text:p>
      <text:h text:style-name="Heading_20_2" text:outline-level="2"><text:line-break/>post(url, callBack)</text:h>
      <text:p text:style-name="P16"><text:span text:style-name="T4">Makes a POST request to the specified URL and calls the set callBack function. The first parameter of the then called callBack function will be the </text:span><text:span text:style-name="T6">responseText</text:span><text:span text:style-name="T4"> of the AJAX call. If this method is called on an element, the callBack function context will be the element, i.e. the keyword </text:span><text:span text:style-name="T6">this</text:span><text:span text:style-name="T4"> will refer to the element which called the </text:span><text:span text:style-name="T6">post</text:span><text:span text:style-name="T4"> method in the first place.</text:span></text:p>
      <text:p text:style-name="P21">Parameters</text:p>
      <text:p text:style-name="P7">url</text:p>
      <text:p text:style-name="P2">URL to make an AJAX call to. Required.</text:p>
      <text:p text:style-name="P3"><text:line-break/><text:span text:style-name="T15">callBack</text:span></text:p>
      <text:p text:style-name="P2">Function name or anonymous function to call when the AJAX request is complete. Optional.</text:p>
      <text:p text:style-name="P21"><text:line-break/>Return value</text:p>
      <text:p text:style-name="P14"><text:span text:style-name="T4">Element which called the method</text:span>.</text:p>
      <text:p text:style-name="P21">Example calls</text:p>
      <text:p text:style-name="P15">$("news").post("news.php?value=true", insertNews);</text:p>
      <text:p text:style-name="P15">DOMAssistant.AJAX.post("my-url.aspx?number=10", callbackFunctionName);</text:p>
      <text:h text:style-name="Heading_20_2" text:outline-level="2"><text:line-break/>load(url, add)</text:h>
      <text:p text:style-name="P14">Makes a request to the specified URL and loads the returned content into the element <text:soft-page-break/>which the method is called on.</text:p>
      <text:p text:style-name="P21">Parameters</text:p>
      <text:p text:style-name="P7">url</text:p>
      <text:p text:style-name="P2">URL to make an AJAX call to. Required.</text:p>
      <text:p text:style-name="P3"><text:line-break/><text:span text:style-name="T15">add</text:span></text:p>
      <text:p text:style-name="P2">A boolean, if the retrieved content shall be appended to the already existing content, as opposed to replacing it. Optional.</text:p>
      <text:p text:style-name="P21"><text:line-break/>Return value</text:p>
      <text:p text:style-name="P14"><text:span text:style-name="T4">Element which called the method</text:span>.</text:p>
      <text:p text:style-name="P21">Example calls</text:p>
      <text:p text:style-name="P15">$("directions").load("maps.php");</text:p>
      <text:p text:style-name="P15">$("contacts").load("staff.aspx", <text:span text:style-name="T6">true</text:span>);</text:p>
      <text:p text:style-name="P6"/>
      <text:h text:style-name="Heading_20_2" text:outline-level="2">ajax(option)</text:h>
      <text:p text:style-name="P14">A general-purpose method of doing more advanced AJAX calls where parameters are set manually.<text:line-break/><text:line-break/><text:span text:style-name="T2">Parameters<text:line-break/><text:line-break/></text:span><text:span text:style-name="T16">option</text:span></text:p>
      <text:p text:style-name="P2">A JavaScript object with different paramets set. Available parameters are: </text:p>
      <text:p text:style-name="P2"/>
      <text:list xml:id="list43245533" text:style-name="L1">
        <text:list-item>
          <text:p text:style-name="P27">url</text:p>
        </text:list-item>
        <text:list-item>
          <text:p text:style-name="P27">method (<text:span text:style-name="T6">"</text:span>GET<text:span text:style-name="T6">"</text:span> or <text:span text:style-name="T6">"</text:span>POST<text:span text:style-name="T6">"</text:span>)</text:p>
        </text:list-item>
        <text:list-item>
          <text:p text:style-name="P27">params</text:p>
        </text:list-item>
        <text:list-item>
          <text:p text:style-name="P27">callback (function reference)</text:p>
        </text:list-item>
        <text:list-item>
          <text:p text:style-name="P27">headers</text:p>
        </text:list-item>
        <text:list-item>
          <text:p text:style-name="P27"><text:soft-page-break/>responseType ("text", "xml" or "json")</text:p>
        </text:list-item>
        <text:list-item>
          <text:p text:style-name="P27">timeout</text:p>
        </text:list-item>
        <text:list-item>
          <text:p text:style-name="P27">exception (function reference)</text:p>
          <text:p text:style-name="P27"/>
        </text:list-item>
      </text:list>
      <text:p text:style-name="P2">The object is required, but out of the parameters, only url is mandatory. If not filled in, it defaults to a GET request with responseType <text:span text:style-name="T6">"text".</text:span></text:p>
      <text:p text:style-name="P5"><text:line-break/>Return value</text:p>
      <text:p text:style-name="P14"><text:span text:style-name="T4">Element which called the method</text:span>.</text:p>
      <text:p text:style-name="P21">Example calls</text:p>
      <text:p text:style-name="P15"><text:span text:style-name="T6">$("#container").ajax({<text:line-break/><text:tab/>url : "ajax.php",<text:line-break/><text:tab/>method : "POST",<text:line-break/><text:tab/>params : "name=DOMAssistant",<text:line-break/><text:tab/>callback : functionReference,<text:line-break/><text:tab/>headers : {<text:line-break/><text:tab/><text:tab/>"Content-type" : "application/x-www-form-urlencoded"<text:line-break/><text:tab/>},<text:line-break/><text:tab/>responseType : "text",<text:line-break/><text:tab/>timeout : 5000,<text:line-break/><text:tab/>exception : function(e) {<text:line-break/><text:tab/><text:tab/>alert(</text:span>"Ajax error: " + (e.message || e.description)<text:span text:style-name="T6">);<text:line-break/><text:tab/>}</text:span><text:line-break/><text:span text:style-name="T6">});</text:span></text:p>
      <text:h text:style-name="Heading_20_2" text:outline-level="2">getReadyState()</text:h>
      <text:p text:style-name="P16"><text:span text:style-name="T4">Helper method to check the current </text:span><text:span text:style-name="T6">readyState</text:span><text:span text:style-name="T4"> of the XMLHttpRequest.</text:span></text:p>
      <text:p text:style-name="P21">Parameters</text:p>
      <text:p text:style-name="P14">None</text:p>
      <text:p text:style-name="P21">Return value</text:p>
      <text:p text:style-name="P14">Integer.</text:p>
      <text:p text:style-name="P22"><text:soft-page-break/>0 = uninitialized</text:p>
      <text:p text:style-name="P22">1 = loading</text:p>
      <text:p text:style-name="P22">2 = loaded</text:p>
      <text:p text:style-name="P22">3 = interactive</text:p>
      <text:p text:style-name="P22">4 = complete</text:p>
      <text:p text:style-name="P21"><text:line-break/>Example calls</text:p>
      <text:p text:style-name="P15">DOMAssistant.AJAX.getReadyState();</text:p>
      <text:h text:style-name="Heading_20_2" text:outline-level="2"><text:line-break/>getStatus()</text:h>
      <text:p text:style-name="P16"><text:span text:style-name="T4">Helper method to check the current </text:span><text:span text:style-name="T6">status</text:span><text:span text:style-name="T4"> of the XMLHttpRequest.</text:span></text:p>
      <text:p text:style-name="P21">Parameters</text:p>
      <text:p text:style-name="P14">None</text:p>
      <text:p text:style-name="P21">Return value</text:p>
      <text:p text:style-name="P14">Integer. Examples are 200 for OK and 404 for Not Found.</text:p>
      <text:p text:style-name="P21">Example calls</text:p>
      <text:p text:style-name="P15">DOMAssistant.AJAX.getStatus();</text:p>
      <text:h text:style-name="Heading_20_2" text:outline-level="2"><text:line-break/>getStatusText()</text:h>
      <text:p text:style-name="P16"><text:span text:style-name="T4">Helper method to check the current </text:span><text:span text:style-name="T6">status text </text:span><text:span text:style-name="T4">of the XMLHttpRequest.</text:span></text:p>
      <text:p text:style-name="P21">Parameters</text:p>
      <text:p text:style-name="P14">None</text:p>
      <text:p text:style-name="P21">Return value</text:p>
      <text:p text:style-name="P14">String. The text accompanying the status code.</text:p>
      <text:p text:style-name="P21">Example calls</text:p>
      <text:p text:style-name="P15"><text:soft-page-break/>DOMAssistant.AJAX.getStatusText();</text:p>
      <text:p text:style-name="P15"/>
      <text:h text:style-name="P28" text:outline-level="1">DOMAssistantContent Module</text:h>
      <text:p text:style-name="P13">The DOMAssistantContent module offers various methods for adding and removing content and elements to the page.</text:p>
      <text:h text:style-name="Heading_20_2" text:outline-level="2">prev()</text:h>
      <text:p text:style-name="P13">Gets a reference to the previous HTML element, automatically bypassing any text nodes that might in between.</text:p>
      <text:p text:style-name="P21">Parameters</text:p>
      <text:p text:style-name="P14">None.</text:p>
      <text:p text:style-name="P21">Return value</text:p>
      <text:p text:style-name="P14">Element's previous sibling element.</text:p>
      <text:p text:style-name="P21">Example calls</text:p>
      <text:p text:style-name="P15">$("container").prev();</text:p>
      <text:h text:style-name="Heading_20_2" text:outline-level="2"><text:line-break/>next()</text:h>
      <text:p text:style-name="P14">Gets a reference to the next HTML element, automatically bypassing any text nodes that might in between.</text:p>
      <text:p text:style-name="P21">Parameters</text:p>
      <text:p text:style-name="P14">None.</text:p>
      <text:p text:style-name="P21">Return value</text:p>
      <text:p text:style-name="P14">Element's next sibling element.</text:p>
      <text:p text:style-name="P21">Example calls</text:p>
      <text:p text:style-name="P15"><text:soft-page-break/>$("container").next();</text:p>
      <text:h text:style-name="Heading_20_2" text:outline-level="2"><text:line-break/>create(name, attr, append, content)</text:h>
      <text:p text:style-name="P14">Creates an element, and optionally sets attributes on it, appends it to the current element and adds content to it.</text:p>
      <text:p text:style-name="P21">Parameters</text:p>
      <text:p text:style-name="P7">name</text:p>
      <text:p text:style-name="P2">Tag name for the new element. Required.</text:p>
      <text:p text:style-name="P3"><text:line-break/><text:span text:style-name="T15">attr</text:span></text:p>
      <text:p text:style-name="P2">An object containing attributes and their values. Optional.</text:p>
      <text:p text:style-name="P3"><text:line-break/><text:span text:style-name="T15">append</text:span></text:p>
      <text:p text:style-name="P2">Boolean if the new element should be appended right away. Optional.</text:p>
      <text:p text:style-name="P3"><text:line-break/><text:span text:style-name="T15">content</text:span></text:p>
      <text:p text:style-name="P2">A string or HTML object that will become the content of the newly created element. Optional.</text:p>
      <text:p text:style-name="P21"><text:line-break/>Return value</text:p>
      <text:p text:style-name="P14">Element created by the method.</text:p>
      <text:p text:style-name="P21">Example calls</text:p>
      <text:p text:style-name="P15">$("container").create("div");</text:p>
      <text:p text:style-name="P15">$("container").create("div", { id : "my-div", className : "my-class" });</text:p>
      <text:p text:style-name="P15">$("container").create("div", null, false, "Hello!");</text:p>
      <text:p text:style-name="P15">$("container").create("div", { id : "my-div", className : "my-class" }, true, "Hi there!");</text:p>
      <text:h text:style-name="Heading_20_2" text:outline-level="2"><text:soft-page-break/><text:line-break/>setAttributes(attr)</text:h>
      <text:p text:style-name="P14">Sets attributes on the current element.</text:p>
      <text:p text:style-name="P21">Parameters</text:p>
      <text:p text:style-name="P7">attr</text:p>
      <text:p text:style-name="P2">An object containing attributes and their values. Required.</text:p>
      <text:p text:style-name="P21"/>
      <text:p text:style-name="P21">Return value</text:p>
      <text:p text:style-name="P14">Element which called the method.</text:p>
      <text:p text:style-name="P21">Example calls</text:p>
      <text:p text:style-name="P15">$("container").setAttributes({ id : "my-div", className : "my-class" });</text:p>
      <text:h text:style-name="Heading_20_2" text:outline-level="2"><text:line-break/>addContent(content)</text:h>
      <text:p text:style-name="P14">Adds content to the current element.</text:p>
      <text:p text:style-name="P21">Parameters</text:p>
      <text:p text:style-name="P7">content</text:p>
      <text:p text:style-name="P9"><text:span text:style-name="T4">Can either be a string, which will then be applied using </text:span><text:span text:style-name="T6">innerHTML</text:span><text:span text:style-name="T4">, or an HTML object that will be applied using </text:span><text:span text:style-name="T6">appendChild</text:span><text:span text:style-name="T4">.</text:span></text:p>
      <text:p text:style-name="P21"><text:line-break/>Return value</text:p>
      <text:p text:style-name="P14">Element which called the method.</text:p>
      <text:p text:style-name="P21">Example calls</text:p>
      <text:p text:style-name="P15">$("container").addContent("&lt;p&gt;A new paragraph&lt;/p&gt;");</text:p>
      <text:p text:style-name="P15">$("container").addContent(document.createElement("p"));</text:p>
      <text:h text:style-name="Heading_20_2" text:outline-level="2"><text:soft-page-break/><text:line-break/>replaceContent(newContent)</text:h>
      <text:p text:style-name="P14">Replaces the content of the current element with new content.</text:p>
      <text:p text:style-name="P21">Parameters</text:p>
      <text:p text:style-name="P7">newContent</text:p>
      <text:p text:style-name="P9"><text:span text:style-name="T4">Can either be a string, which will then be applied using </text:span><text:span text:style-name="T6">innerHTML</text:span><text:span text:style-name="T4">, or a HTML object that will be applied using </text:span><text:span text:style-name="T6">appendChild</text:span><text:span text:style-name="T4">.</text:span></text:p>
      <text:p text:style-name="P21"><text:line-break/>Return value</text:p>
      <text:p text:style-name="P14">Element which called the method.</text:p>
      <text:p text:style-name="P21">Example calls</text:p>
      <text:p text:style-name="P15">$("container").replaceContent("&lt;p&gt;A new paragraph&lt;/p&gt;");</text:p>
      <text:p text:style-name="P15">$("container").replaceContent(document.createElement("p"));</text:p>
      <text:h text:style-name="Heading_20_2" text:outline-level="2"><text:line-break/>replace(content, returnNew)</text:h>
      <text:p text:style-name="P14">Replaces the current element with a new one.</text:p>
      <text:p text:style-name="P21">Parameters</text:p>
      <text:p text:style-name="P7">content</text:p>
      <text:p text:style-name="P2">New content that can be specified either through an element, string or number reference.</text:p>
      <text:p text:style-name="P23"><text:line-break/><text:span text:style-name="T17">returnNew</text:span></text:p>
      <text:p text:style-name="P2">If set to true, the new element is returned; otherwise the replaced element is returned. Optional.</text:p>
      <text:p text:style-name="P21"><text:line-break/>Return value</text:p>
      <text:p text:style-name="P14">Either the replaced element or the new element.</text:p>
      <text:p text:style-name="P21">Example calls</text:p>
      <text:p text:style-name="P15"><text:soft-page-break/>$("container").replace("&lt;div&gt;&lt;em&gt;Way&lt;/em&gt; cooler content!&lt;/div&gt;");</text:p>
      <text:p text:style-name="P15">var newElem = $$("placeholder").replace(elementRef, true);</text:p>
      <text:h text:style-name="Heading_20_2" text:outline-level="2"><text:line-break/>remove()</text:h>
      <text:p text:style-name="P14">Removes the current element.</text:p>
      <text:p text:style-name="P21">Parameters</text:p>
      <text:p text:style-name="P14">None.</text:p>
      <text:p text:style-name="P21">Return value</text:p>
      <text:p text:style-name="P14">Null.</text:p>
      <text:p text:style-name="P21">Example calls</text:p>
      <text:p text:style-name="P15">$("container").remove();</text:p>
      <text:p text:style-name="P15"/>
      <text:h text:style-name="P28" text:outline-level="1">DOMAssistantCSS Module</text:h>
      <text:p text:style-name="P13">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13">Adds a class name to the current element, unless it already exists.</text:p>
      <text:p text:style-name="P21">Parameters</text:p>
      <text:p text:style-name="P7">className</text:p>
      <text:p text:style-name="P2">Desired class name to be added. Required.</text:p>
      <text:p text:style-name="P21"><text:line-break/>Return value</text:p>
      <text:p text:style-name="P14"><text:soft-page-break/>Element which called the method.</text:p>
      <text:p text:style-name="P21">Example calls</text:p>
      <text:p text:style-name="P15">$("container").addClass("selected");</text:p>
      <text:h text:style-name="Heading_20_2" text:outline-level="2"><text:line-break/>removeClass(className)</text:h>
      <text:p text:style-name="P14">Removes a class name from the current element.</text:p>
      <text:p text:style-name="P21">Parameters</text:p>
      <text:p text:style-name="P7">className</text:p>
      <text:p text:style-name="P2">Desired class name to remove. Required.</text:p>
      <text:p text:style-name="P21"><text:line-break/>Return value</text:p>
      <text:p text:style-name="P14">Element which called the method.</text:p>
      <text:p text:style-name="P21">Example calls</text:p>
      <text:p text:style-name="P15">$("container").removeClass("selected");</text:p>
      <text:h text:style-name="Heading_20_2" text:outline-level="2">hasClass(className)</text:h>
      <text:p text:style-name="P14">Checks whether the current element has a certain class name.</text:p>
      <text:p text:style-name="P21">Parameters</text:p>
      <text:p text:style-name="P7">className</text:p>
      <text:p text:style-name="P2">Class name to check if it exists on the current element. Required.</text:p>
      <text:p text:style-name="P21"><text:line-break/>Return value</text:p>
      <text:p text:style-name="P14">Boolean. Whether the element has the requested class or not.</text:p>
      <text:p text:style-name="P21">Example calls</text:p>
      <text:p text:style-name="P4">$("container").hasClass("selected");</text:p>
      <text:h text:style-name="Heading_20_2" text:outline-level="2"><text:soft-page-break/><text:line-break/>setStyle(style, value)</text:h>
      <text:p text:style-name="P16"><text:span text:style-name="T4">Sets one or several styles inline of an element. Note: it uses CSS syntax instead of JavaScript property syntax. i.e. </text:span><text:span text:style-name="T6">background-color</text:span><text:span text:style-name="T4"> instead of </text:span><text:span text:style-name="T6">backgroundColor</text:span><text:span text:style-name="T4"> etc.</text:span></text:p>
      <text:p text:style-name="P21">Parameters</text:p>
      <text:p text:style-name="P7">style</text:p>
      <text:p text:style-name="P9"><text:span text:style-name="T4">CSS property to set. Can be a string, and is then used in conjunction with the </text:span><text:span text:style-name="T7">value</text:span><text:span text:style-name="T8">, or as an object with several style values</text:span><text:span text:style-name="T4">. Required.</text:span></text:p>
      <text:p text:style-name="P2"/>
      <text:p text:style-name="P7">value</text:p>
      <text:p text:style-name="P9"><text:span text:style-name="T4">The value of the desired style, if the </text:span><text:span text:style-name="T7">style</text:span><text:span text:style-name="T4"> parameter is a string. Optional.</text:span></text:p>
      <text:p text:style-name="P21"><text:line-break/>Return value</text:p>
      <text:p text:style-name="P14">Element which called the method.</text:p>
      <text:p text:style-name="P21">Example calls</text:p>
      <text:p text:style-name="P4">$("#container").setStyle("border", "10px solid red");<text:line-break/></text:p>
      <text:p text:style-name="P4">$("#container").setStyle({<text:line-break/><text:tab/>background : "#ffffa2",<text:line-break/><text:tab/>color : "#f00",</text:p>
      <text:p text:style-name="Standard"><text:span text:style-name="T6"><text:tab/>opacity : 0.5<text:line-break/>});</text:span><text:line-break/></text:p>
      <text:h text:style-name="Heading_20_2" text:outline-level="2">getStyle(cssRule)</text:h>
      <text:p text:style-name="P16"><text:span text:style-name="T4">Gets the rendered style for a certain CSS property on the current element, no matter if it was applied inline or from an external stylesheet. Note: make sure to look for the specific property instead of general ones. I.e. </text:span><text:span text:style-name="T6">background-color</text:span><text:span text:style-name="T4"> instead of </text:span><text:span text:style-name="T6">background</text:span><text:span text:style-name="T4"> etc.</text:span></text:p>
      <text:p text:style-name="P21">Parameters</text:p>
      <text:p text:style-name="P7">cssRule</text:p>
      <text:p text:style-name="P9"><text:span text:style-name="T4">CSS property to check value of. Use CSS syntax for the property, i.e. </text:span><text:span text:style-name="T6">background-color</text:span><text:span text:style-name="T4"> instead of </text:span><text:span text:style-name="T6">backgroundColor</text:span><text:span text:style-name="T4">. Required.</text:span></text:p>
      <text:p text:style-name="P21"><text:line-break/><text:soft-page-break/>Return value</text:p>
      <text:p text:style-name="P14">String. The value of the requested style.</text:p>
      <text:p text:style-name="P21">Example calls</text:p>
      <text:p text:style-name="P15">$("container").getStyle("background-color");</text:p>
      <text:p text:style-name="P15"/>
      <text:h text:style-name="P28" text:outline-level="1">DOMAssistantEvents Module</text:h>
      <text:p text:style-name="P13">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16"><text:span text:style-name="T3">Adds an event handler to the current element. Multiple event handlers are supported, and the receiving funtion will have an event object reference and a </text:span><text:span text:style-name="T5">this</text:span><text:span text:style-name="T3"> reference to the element it occurred on, no matter what web browser. For accessibility reasons, please </text:span><text:span text:style-name="T3">make sure to only apply click events to elements that can handle them without JavaScript enabled.</text:span></text:p>
      <text:p text:style-name="P21">Parameters</text:p>
      <text:p text:style-name="P7">evt</text:p>
      <text:p text:style-name="P2">Event to apply, specified as a string, without the "on" prefix. Custom events are acceptable.</text:p>
      <text:p text:style-name="P3"><text:line-break/><text:span text:style-name="T15">func</text:span></text:p>
      <text:p text:style-name="P2">Function to handle the event, specified as a function reference (without parentheses) or an anonymous function.</text:p>
      <text:p text:style-name="P21"><text:line-break/>Return value</text:p>
      <text:p text:style-name="P14">Element which called the method.</text:p>
      <text:p text:style-name="P21"><text:soft-page-break/>Example calls</text:p>
      <text:p text:style-name="P15">$("container").addEvent("click", getListing);</text:p>
      <text:p text:style-name="P15">$("container").addEvent("click", function (){ alert("Hello darling!"); });</text:p>
      <text:h text:style-name="Heading_20_2" text:outline-level="2"><text:line-break/>removeEvent(evt, func)</text:h>
      <text:p text:style-name="P14">Removes either a specific event handler or all of them from the current element.</text:p>
      <text:p text:style-name="P21">Parameters</text:p>
      <text:p text:style-name="P8">evt</text:p>
      <text:p text:style-name="P2">Event to remove, specified as a string, without the "on" prefix.</text:p>
      <text:p text:style-name="P3"><text:line-break/><text:span text:style-name="T18">func</text:span></text:p>
      <text:p text:style-name="P2">Function to stop from handling the event, specified as a function reference (without parentheses). Optional. If unspecified, all handlers (including inline event handlers) for the event will be removed.</text:p>
      <text:p text:style-name="P21"><text:line-break/>Return value</text:p>
      <text:p text:style-name="P14">Element which called the method.</text:p>
      <text:p text:style-name="P21">Example calls</text:p>
      <text:p text:style-name="P15">$("container").removeEvent("click", getListing);</text:p>
      <text:p text:style-name="P15">$("tr:nth-child(odd)")<text:line-break/><text:tab/>.removeEvent("mouseover")<text:line-break/><text:tab/>.removeEvent("mouseout");</text:p>
      <text:h text:style-name="Heading_20_2" text:outline-level="2"><text:line-break/>triggerEvent(evt, target)</text:h>
      <text:p text:style-name="P14">Triggers an event on the current element, and optionally sets the target to which the event is dispatched to. Note that the actual event does not happen - this method merely triggers the event handlers.</text:p>
      <text:p text:style-name="P21"><text:soft-page-break/>Parameters</text:p>
      <text:p text:style-name="P8">evt</text:p>
      <text:p text:style-name="P2">Event to trigger, specified as a string, without the "on" prefix. Custom events are acceptable.</text:p>
      <text:p text:style-name="P3"><text:line-break/><text:span text:style-name="T18">target</text:span></text:p>
      <text:p text:style-name="P2">The target element to which the event is dispatched. Optional.</text:p>
      <text:p text:style-name="P21"><text:line-break/>Return value</text:p>
      <text:p text:style-name="P14">Element which called the method.</text:p>
      <text:p text:style-name="P21">Example calls</text:p>
      <text:p text:style-name="P15">$("news").triggerEvent("click");</text:p>
      <text:p text:style-name="P15">$("home-link").triggerEvent("customevent", elementRef);</text:p>
      <text:h text:style-name="Heading_20_2" text:outline-level="2"><text:line-break/>preventDefault(evt)</text:h>
      <text:p text:style-name="P14">Prevents the default action of an event. Can be called from any function, and is not a method of any element.</text:p>
      <text:p text:style-name="P21">Parameters</text:p>
      <text:p text:style-name="P8">evt</text:p>
      <text:p text:style-name="P2">Event to prevent the default action of.</text:p>
      <text:p text:style-name="P21"><text:line-break/>Return value</text:p>
      <text:p text:style-name="P14">None.</text:p>
      <text:p text:style-name="P21">Example calls</text:p>
      <text:p text:style-name="P15">DOMAssistant.preventDefault(eventReference);</text:p>
      <text:h text:style-name="Heading_20_2" text:outline-level="2"><text:soft-page-break/><text:line-break/>cancelBubble(evt)</text:h>
      <text:p text:style-name="P14">Cancels the bubbling of an event. Can be called from any function, and is not a method of any element.</text:p>
      <text:p text:style-name="P21">Parameters</text:p>
      <text:p text:style-name="P8">evt</text:p>
      <text:p text:style-name="P2">Event to cancel the bubbling of.</text:p>
      <text:p text:style-name="P21"><text:line-break/>Return value</text:p>
      <text:p text:style-name="P14">None.</text:p>
      <text:p text:style-name="P21">Example calls</text:p>
      <text:p text:style-name="P15">DOMAssistant.cancelBubble(eventReference);</text:p>
      <text:p text:style-name="P15"/>
      <text:h text:style-name="P28" text:outline-level="1">DOMAssistantLoad Module</text:h>
      <text:p text:style-name="P16"><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9">window.onload (again)</text:span></text:a><text:span text:style-name="T3">.</text:span></text:p>
      <text:h text:style-name="Heading_20_2" text:outline-level="2"><text:line-break/>DOMReady()</text:h>
      <text:p text:style-name="P13">From any file, just call the DOMReady method with desired functions and they will be executed as soon as the DOM has loaded.</text:p>
      <text:p text:style-name="P21">Parameters</text:p>
      <text:p text:style-name="P14">Send in any number of function references, anonymous functions or strings with function names and parentheses.</text:p>
      <text:p text:style-name="P21">Return value</text:p>
      <text:p text:style-name="P14"><text:soft-page-break/>None.</text:p>
      <text:p text:style-name="P21">Example calls</text:p>
      <text:p text:style-name="P15">DOMAssistant.DOMReady(myFunc);</text:p>
      <text:p text:style-name="P15">DOMAssistant.DOMReady("myFunc('Some text')");</text:p>
      <text:p text:style-name="P15">DOMAssistant.DOMReady(myFunc, "anotherFunction()");</text:p>
      <text:p text:style-name="P15">DOMAssistant.DOMReady(myFunc, function(){ // Perform some magic });</text:p>
      <text:h text:style-name="Heading_20_2" text:outline-level="2">setErrorHandling()</text:h>
      <text:p text:style-name="P13">Offers a possibility to handle errors when the <text:span text:style-name="T10">DOMReady</text:span> method is being called.</text:p>
      <text:p text:style-name="P21">Parameters</text:p>
      <text:p text:style-name="P14">Send in a function reference.</text:p>
      <text:p text:style-name="P21">Return value</text:p>
      <text:p text:style-name="P14">None.</text:p>
      <text:p text:style-name="P21">Example calls</text:p>
      <text:p text:style-name="P15"><text:span text:style-name="T6">DOMAssistant.DOMLoad.setErrorHandling(function (e) {<text:line-break/><text:tab/></text:span>// e is the error object passed<text:line-break/><text:span text:style-name="T6">});</text:span></text:p>
      <text:h text:style-name="P28" text:outline-level="1"/>
      <text:h text:style-name="P30" text:outline-level="1">Supported CSS Selectors (CSS 1, CSS 2, CSS 3)</text:h>
      <text:p text:style-name="P13">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13">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3">Implemented CSS selectors<text:line-break/></text:span><text:span text:style-name="T4"><text:line-break/>#container</text:span></text:p>
      <text:p text:style-name="P20"><text:s text:c="4"/>Get an element with the id "container".</text:p>
      <text:p text:style-name="P20">.item</text:p>
      <text:p text:style-name="P20"><text:s text:c="4"/>Get all elements with the class name "item".</text:p>
      <text:p text:style-name="P20">#container.item</text:p>
      <text:p text:style-name="P20"><text:s text:c="4"/>Get an element with the id "container", if it also has the class name "item".</text:p>
      <text:p text:style-name="P20">p.info.error</text:p>
      <text:p text:style-name="P20"><text:s text:c="4"/>Get all P elements with both a class name consisting of both "info" and "item".</text:p>
      <text:p text:style-name="P20">div p</text:p>
      <text:p text:style-name="P20"><text:s text:c="4"/>Get all P elements which are descendants of any DIV element.</text:p>
      <text:p text:style-name="P20">div &gt; p</text:p>
      <text:p text:style-name="P20"><text:s text:c="4"/>Get all P elements which are direct descendants of any DIV element.</text:p>
      <text:p text:style-name="P20">div + p</text:p>
      <text:p text:style-name="P20"><text:soft-page-break/><text:s text:c="4"/>Get all P elements where their immediate previous sibling element is a DIV element.</text:p>
      <text:p text:style-name="P20">div ~ p</text:p>
      <text:p text:style-name="P20"><text:s text:c="4"/>Get all P elements which are following siblings to a DIV element (not necessarily immediate siblings).</text:p>
      <text:p text:style-name="P20">div[id]</text:p>
      <text:p text:style-name="P20"><text:s text:c="4"/>Get any DIV element which has an ID attribute.</text:p>
      <text:p text:style-name="P20">div[id=container]</text:p>
      <text:p text:style-name="P20"><text:s text:c="4"/>Get any DIV element which has an ID attribute with the value of "container".</text:p>
      <text:p text:style-name="P20">input[type=text][value=Yes]</text:p>
      <text:p text:style-name="P20"><text:s text:c="4"/>Get any INPUT element which has a TYPE attribute with the value of "text" and a VALUE attribute which is ="Yes".</text:p>
      <text:p text:style-name="P20">div[id^=empt]</text:p>
      <text:p text:style-name="P20"><text:s text:c="4"/>Get any DIV element where the ID attribute value begins with "empt".</text:p>
      <text:p text:style-name="P20">div[id$=parent]</text:p>
      <text:p text:style-name="P20"><text:s text:c="4"/>Get any DIV element where the ID attribute value ends with "parent".</text:p>
      <text:p text:style-name="P20">div[id*=mpt]</text:p>
      <text:p text:style-name="P20"><text:s text:c="4"/>Get any DIV element where the ID attribute value contains the text "mpt".</text:p>
      <text:p text:style-name="P20">div[foo~=bar]</text:p>
      <text:p text:style-name="P20"><text:s text:c="4"/>Get any DIV element where the foo attribute is a list of space-separated values, one of which is exactly equal to "bar".</text:p>
      <text:p text:style-name="P20">div[lang|=en]</text:p>
      <text:p text:style-name="P20"><text:s text:c="4"/>Get any DIV element where the lang attribute has a hyphen-separated list of values beginning (from the left) with "en".</text:p>
      <text:p text:style-name="P20"><text:soft-page-break/>div:first-child</text:p>
      <text:p text:style-name="P20"><text:s text:c="4"/>Get any DIV element which is the first child of its parent element.</text:p>
      <text:p text:style-name="P20">div:last-child</text:p>
      <text:p text:style-name="P20"><text:s text:c="4"/>Get any DIV element which is the last child of its parent.</text:p>
      <text:p text:style-name="P20">div:only-child</text:p>
      <text:p text:style-name="P20"><text:s text:c="4"/>Get any DIV element which is the only child of its parent.</text:p>
      <text:p text:style-name="P20">div#container p:first-of-type</text:p>
      <text:p text:style-name="P20"><text:s text:c="4"/>Get the P element which is the first P element child of a DIV element with an ID attribute with the value "container".</text:p>
      <text:p text:style-name="P20">p:last-of-type</text:p>
      <text:p text:style-name="P20"><text:s text:c="4"/>Get the P element which is the last P element child of its parent element.</text:p>
      <text:p text:style-name="P20">p:only-of-type</text:p>
      <text:p text:style-name="P20"><text:s text:c="4"/>Get any P element which is the only P element child of its parent element.</text:p>
      <text:p text:style-name="P20">p:nth-of-type(7)</text:p>
      <text:p text:style-name="P20"><text:s text:c="4"/>Get the P element which is the 7th P element child of its parent element.</text:p>
      <text:p text:style-name="P20">div:empty</text:p>
      <text:p text:style-name="P20"><text:s text:c="4"/>Get any DIV element which is completely empty (including text nodes).</text:p>
      <text:p text:style-name="P20">div:not([id=container])</text:p>
      <text:p text:style-name="P20"><text:s text:c="4"/>Get any DIV element where its ID attribute is not "container".</text:p>
      <text:p text:style-name="P20">div:nth-child(3)</text:p>
      <text:p text:style-name="P20"><text:s text:c="4"/>Get any DIV element which is the third child element of its parent element.</text:p>
      <text:p text:style-name="P20">div:nth-child(odd)</text:p>
      <text:p text:style-name="P20"><text:soft-page-break/><text:s text:c="4"/>Get every odd DIV child element of its parent element.</text:p>
      <text:p text:style-name="P20">div:nth-child(even)</text:p>
      <text:p text:style-name="P20"><text:s text:c="4"/>Get every even DIV child element of its parent element.</text:p>
      <text:p text:style-name="P20">div:nth-child(5n+3)</text:p>
      <text:p text:style-name="P20"><text:s text:c="4"/>Get every 5th DIV child element of its parent element, starting at 3, then 8, 13, 18 etc.</text:p>
      <text:p text:style-name="P20">tr:nth-last-of-type(-n+3)</text:p>
      <text:p text:style-name="P20"><text:s text:c="4"/>Get the last three rows of any tables.</text:p>
      <text:p text:style-name="P20">td:nth-last-child(n+1)</text:p>
      <text:p text:style-name="P20"><text:s text:c="4"/>Get all but the last column of any tables.</text:p>
      <text:p text:style-name="P20">input:enabled</text:p>
      <text:p text:style-name="P20"><text:s text:c="4"/>Get any INPUT element which is enabled.</text:p>
      <text:p text:style-name="P20">input:disabled</text:p>
      <text:p text:style-name="P20"><text:s text:c="4"/>Get any INPUT element which is disabled.</text:p>
      <text:p text:style-name="P20">input:checked</text:p>
      <text:p text:style-name="P20"><text:s text:c="4"/>Get any INPUT element which is checked.</text:p>
      <text:p text:style-name="P20">div:lang(zh)</text:p>
      <text:p text:style-name="P20"><text:s text:c="4"/>Get any DIV element which is in Chinese.</text:p>
      <text:p text:style-name="P20">p:target</text:p>
      <text:p text:style-name="P20"><text:s text:c="4"/>Get the P element which is the target of the referring URL.</text:p>
      <text:p text:style-name="P20">p, a</text:p>
      <text:p text:style-name="P20"><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2-18T22:26:45</meta:creation-date>
    <dc:creator>Cheng Hong Lim</dc:creator>
    <dc:date>2008-10-25T23:17:27.14</dc:date>
    <meta:editing-cycles>102</meta:editing-cycles>
    <meta:editing-duration>PT05H25M21S</meta:editing-duration>
    <meta:document-statistic meta:table-count="0" meta:image-count="1" meta:object-count="0" meta:page-count="28" meta:paragraph-count="508" meta:word-count="3137" meta:character-count="21546"/>
    <meta:user-defined meta:name="Info 1"/>
    <meta:user-defined meta:name="Info 2"/>
    <meta:user-defined meta:name="Info 3"/>
    <meta:user-defined meta:name="Info 4"/>
  </office:meta>
</office:document-meta>
</file>